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árrafo_20_de_20_lista">
      <style:paragraph-properties fo:margin-top="0cm" fo:margin-bottom="0.353cm" loext:contextual-spacing="false" fo:line-height="115%" fo:text-align="justify" style:justify-single-word="false">
        <style:tab-stops>
          <style:tab-stop style:position="3.577cm"/>
        </style:tab-stops>
      </style:paragraph-properties>
      <style:text-properties officeooo:paragraph-rsid="0007002d"/>
    </style:style>
    <style:style style:name="P2" style:family="paragraph" style:parent-style-name="Párrafo_20_de_20_lista">
      <style:paragraph-properties fo:margin-top="0cm" fo:margin-bottom="0.353cm" loext:contextual-spacing="false" fo:line-height="115%" fo:text-align="justify" style:justify-single-word="false"/>
      <style:text-properties officeooo:paragraph-rsid="0007002d"/>
    </style:style>
    <style:style style:name="P3" style:family="paragraph" style:parent-style-name="Párrafo_20_de_20_lista">
      <style:paragraph-properties fo:margin-top="0cm" fo:margin-bottom="0.353cm" loext:contextual-spacing="false" fo:line-height="115%" fo:text-align="justify" style:justify-single-word="false"/>
      <style:text-properties fo:language="es" fo:country="CR" officeooo:paragraph-rsid="0007002d"/>
    </style:style>
    <style:style style:name="P4" style:family="paragraph" style:parent-style-name="Párrafo_20_de_20_lista">
      <style:paragraph-properties fo:text-align="justify" style:justify-single-word="false"/>
      <style:text-properties officeooo:paragraph-rsid="0007002d"/>
    </style:style>
    <style:style style:name="P5" style:family="paragraph" style:parent-style-name="Párrafo_20_de_20_lista">
      <style:paragraph-properties fo:margin-top="0cm" fo:margin-bottom="0cm" loext:contextual-spacing="false" fo:line-height="100%" fo:text-align="justify" style:justify-single-word="false">
        <style:tab-stops>
          <style:tab-stop style:position="3.577cm"/>
        </style:tab-stops>
      </style:paragraph-properties>
      <style:text-properties fo:language="es" fo:country="CR" officeooo:paragraph-rsid="0007002d"/>
    </style:style>
    <style:style style:name="P6" style:family="paragraph" style:parent-style-name="Párrafo_20_de_20_lista">
      <style:paragraph-properties fo:margin-top="0cm" fo:margin-bottom="0cm" loext:contextual-spacing="false" fo:line-height="100%" fo:text-align="justify" style:justify-single-word="false"/>
      <style:text-properties fo:language="es" fo:country="CR" officeooo:paragraph-rsid="0007002d"/>
    </style:style>
    <style:style style:name="P7" style:family="paragraph" style:parent-style-name="Párrafo_20_de_20_lista">
      <style:paragraph-properties fo:margin-top="0cm" fo:margin-bottom="0cm" loext:contextual-spacing="false" fo:line-height="100%" fo:text-align="justify" style:justify-single-word="false">
        <style:tab-stops>
          <style:tab-stop style:position="3.577cm"/>
        </style:tab-stops>
      </style:paragraph-properties>
      <style:text-properties officeooo:paragraph-rsid="0007002d"/>
    </style:style>
    <style:style style:name="P8" style:family="paragraph" style:parent-style-name="Normal">
      <style:paragraph-properties fo:margin-top="0cm" fo:margin-bottom="0.353cm" loext:contextual-spacing="false" fo:line-height="115%" fo:text-align="justify" style:justify-single-word="false"/>
      <style:text-properties fo:language="es" fo:country="CR" officeooo:paragraph-rsid="0007002d"/>
    </style:style>
    <style:style style:name="T1" style:family="text">
      <style:text-properties fo:language="es" fo:country="C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ASE DE DATOS DEL CLINICA POR SU SALUD:</text:p>
      <text:p text:style-name="P2">Create table Sucursal (id integer primary key, nombre varchar(60) not null)</text:p>
      <text:p text:style-name="P2">Insert id_sucursal (id, nombre) <text:s/>Values (1, ‘San Juan de Dios’), values (2, ‘Calderón Guardia’), <text:s/>values(3, ´Max Peralta’), values (4,´William Allen´)</text:p>
      <text:p text:style-name="P2"/>
      <text:p text:style-name="P2">create table Personal (DNI int primary key, Ced char(9) unique, nombre varchar(15) not null, apellidos varchar(40) not null, telefono1 char(8) not null, telefono2 char(8), id_sucursal integer foreign key (id_sucursal) references Hospital(id), tipo char(1) constraint Tipo_Personal_CK check (tipo in ('D','L','E','A','M')))</text:p>
      <text:p text:style-name="P2"><text:s text:c="9"/><text:span text:style-name="Fuente_20_de_20_párrafo_20_predeter."><text:span text:style-name="T1">Insert Personal l (DNI, Ced, Nombre, apellidos, telefono1, teléfono2, id_sucursal, tipo)</text:span></text:span></text:p>
      <text:p text:style-name="P3"><text:s text:c="14"/>Values (1, ‘303150600’, ‘Maritza’, ‘Mata Barrios’, ‘88460000’, ‘71000000’, 1, ‘D’);</text:p>
      <text:p text:style-name="P3"><text:s text:c="14"/>Values (2, ‘201150500’, ‘Rita’, ‘Gómez Loría’, ‘88460000’, ‘71000000’, 1, ‘L’);</text:p>
      <text:p text:style-name="P3"><text:s text:c="14"/>Values (1001, ‘600881000’, ‘Ramón, ‘Pérez Bogantes’, ‘88460000’, ‘71000000’, 1, ‘M’);</text:p>
      <text:p text:style-name="P3"><text:s text:c="13"/>Values (1002, ‘401550031’, ‘Sofía’ , ‘Castro Mata’, ‘88460000’, ‘71000000’, 1, ‘M’);</text:p>
      <text:p text:style-name="P3"><text:s text:c="13"/>Values (1003, ‘401550031’, ‘Sofía’ , ‘Castro Mata’, ‘88460000’, ‘71000000’, 1, ‘M’);</text:p>
      <text:p text:style-name="P3"/>
      <text:p text:style-name="P3">create table Medico( DNI int, especialidad char(30), primary key (DNI, especialidad), foreign key(DNI) references Personal(DNI)) <text:s text:c="7"/></text:p>
      <text:p text:style-name="P3"><text:s text:c="13"/>Insert Medico (DNI, especialidad)</text:p>
      <text:p text:style-name="P2"><text:span text:style-name="Fuente_20_de_20_párrafo_20_predeter."><text:span text:style-name="T1"><text:s text:c="15"/></text:span></text:span>Values (1001, ‘General’); <text:s/>Values (1002, ´Cardiologo´); Values (1003, ´VascularPeriferico´);</text:p>
      <text:p text:style-name="P2"/>
      <text:p text:style-name="P2">create table Sala(id_hosp integer, num_sala int, num_camas int not null, num_ocupadas int , porcentaje float, primary key (id_hosp, num_sala), foreign key (id_hosp) references Hospital(id)) <text:s text:c="9"/>Insert Sala (id_hosp, num_sala, num_camas, num_ocupadas, porcentaje)</text:p>
      <text:p text:style-name="P2"><text:tab/>Values (1, 1, 20, 10, 50); <text:s/>values (1, 2, 10, 0, 100); values (2, 1, 10, 50); values (2, 1, 8, 8, 0);</text:p>
      <text:p text:style-name="P2"/>
      <text:p text:style-name="P2"><text:soft-page-break/>create table Paciente (DNI int primary key, nom varchar(15) not null, apellidos varchar(60) not null, dir varchar(300) not null, telefono1 varchar(9) not null, telefono2 varchar(9), edad int not null)</text:p>
      <text:p text:style-name="P3"><text:s text:c="8"/>Insert Paciente (DNI, nom, apellidos, dir, <text:s/>telefono1, teléfono2, edad) </text:p>
      <text:p text:style-name="P3"><text:s text:c="10"/>Values (1, ‘Pedro’, ‘Jiménez Granados’, <text:s/>‘Curridabat, 200 Este de la Municipalidad’, <text:s text:c="21"/>‘87000100’, null, 65)</text:p>
      <text:p text:style-name="P3"><text:s text:c="9"/>Values (2, ‘Matías’, ‘Flores Oviedo’, <text:s/>‘El Molino de Cartago, 200 Sur del Domingo Sabio’, <text:s text:c="24"/>‘85000100’, null, 6)</text:p>
      <text:p text:style-name="P3">Values (3, ‘Raquel, ‘Gutiérrez Oviedo’, <text:s/>‘San Pedro, 700 Sur de Il Pomodoro’, ‘85000100’, null, 54)</text:p>
      <text:p text:style-name="P3"/>
      <text:p text:style-name="P3">create table Enfermedad (cod integer primary key, nombre varchar(70))</text:p>
      <text:p text:style-name="P3"><text:s text:c="8"/>Insert Enfermedad (cod, nombre) Values (1, ‘Hipertension’ );</text:p>
      <text:p text:style-name="P3"><text:s text:c="10"/>Insert Enferedad (cod, nombre) <text:s text:c="2"/>Values (2, ‘Asma’);</text:p>
      <text:p text:style-name="P3"/>
      <text:p text:style-name="P2">create table Enferm_Paciente (DNI int, cod_enf int, primary key(DNI, cod_enf), foreign key (DNI) references paciente(DNI)) <text:s text:c="10"/></text:p>
      <text:p text:style-name="P2"><text:s text:c="8"/>Insert Enferm_Paciente (DNI, cod_enf) <text:s text:c="2"/>Values (1, 1); <text:s/>Values (2, 2); Values (3, 2); Values (3, 1);</text:p>
      <text:p text:style-name="P2"><text:s/></text:p>
      <text:p text:style-name="P2">create table Aseguradora(id int primary key, nombre varchar(100)) <text:s text:c="9"/></text:p>
      <text:p text:style-name="P2"><text:s text:c="9"/>Insert Aseguradora (id, nombre)</text:p>
      <text:p text:style-name="P2"><text:s text:c="19"/>Values (1, ‘INS’)</text:p>
      <text:p text:style-name="P2"><text:s text:c="20"/>Values (2, ‘MAPFRE’)</text:p>
      <text:p text:style-name="P2"/>
      <text:p text:style-name="P2">Create table Poliza_paciente(DNI int, id_aseg int, tipo char(1) constraint TipoPoliza check(tipo in ('C','M','B')), monto float, primary key (DNI, id_aseg)) <text:s text:c="8"/></text:p>
      <text:p text:style-name="P3"><text:s text:c="9"/>Insert Poliza_paciente(DNI, id_aseg, <text:s/>tipoPoliza, <text:s/>monto) Values (1, 1, ‘C’, 1000000); Values (2,2, ‘M’, 2500000);</text:p>
      <text:p text:style-name="P3"/>
      <text:p text:style-name="P2"><text:soft-page-break/>create table Admision(id_hosp int, DNI_pac int, fecha datetime, consecut_tratam int, DNI_med int, sala int, monto_trat float, fecha_salida datetime,especialidad char(30),primary key(id_hosp, DNI, fecha, id_tratam), foreign key(DNI_med,especialidad) references Medico(DNI,especialidad), foreign key (id_hosp) references Hospital(id), foreign key (DNI_pac) references Paciente(DNI), foreign key (id_hosp, sala) references Sala(id_hosp, num_sala))</text:p>
      <text:p text:style-name="P2"><text:s text:c="8"/>Insert Admision (id_hosp, DNI_pac, fecha, consecut_tratam, DNI_med, sala, monto_trat,especialidad)</text:p>
      <text:p text:style-name="P2"><text:s/>Values (1, 1, '20190518', 1, 1002, 1, 60000,'Cardiologo');</text:p>
      <text:p text:style-name="P2"><text:s/>Values (1, 1, '20190518', 2, 1002, 1, 20000,'Cardiologo');</text:p>
      <text:p text:style-name="P3"><text:s text:c="2"/>Values (1, 1, '20190518', 3, 1003, 1, 35000,'VascularPeriferico');</text:p>
      <text:p text:style-name="P3"><text:s text:c="2"/>Values (1, 2, '20190524', 1, 1001, 2, 50000 ,'General');</text:p>
      <text:p text:style-name="P3"><text:s/>Values (1, 3, '20190524', 1, 1003, 2, 50000 ,'VascularPeriferico');</text:p>
      <text:p text:style-name="P2"><text:span text:style-name="Fuente_20_de_20_párrafo_20_predeter."><text:span text:style-name="T1"><text:s text:c="2"/></text:span></text:span>Values (1, 3, '20190525', 1, 1003, 2, 50000 ,'VascularPeriferico');</text:p>
      <text:p text:style-name="P4">create table ResultadoTratamiento(id_hosp int, DNI_pac int, fecha datetime, <text:s/>consecut_tratam int, fecha_res datetime, detalle varchar(500) null, monto_examen float, resultado varchar(500), primary key (id_hosp, DNI_pac, fecha, consecut_tratam, fecha_res), foreign key (id_hosp, DNI_pac, fecha, <text:s/>consecut_tratam) references Admision(id_hosp, DNI_pac, fecha, consecut_tratam))</text:p>
      <text:p text:style-name="P6"><text:s text:c="5"/>Insert ResultadoTratamiento (id_hosp, DNI_pac, fecha, id_tratam, fecha_res, comentario, <text:s/>monto_examen) Values (1, 1, ‘20190518’, 1, ‘20180518’, ‘Electrocardiograma’, 20000);</text:p>
      <text:p text:style-name="P5"><text:s text:c="12"/>Values (1, 1, ‘20190518’, 2, ‘20190519’, ‘Lipidos en sangre’, 13000);</text:p>
      <text:p text:style-name="P5"><text:s text:c="12"/>Values (1, 1, ‘20190518’, 3, ‘20190519’, ‘Lipidos en sangre’, 13000);</text:p>
      <text:p text:style-name="P7"><text:s text:c="12"/>Values (1, <text:s/>2, <text:s/>‘20190524’, 1, ‘20190524’, ‘Nebulizacion’,0);</text:p>
      <text:p text:style-name="P7"><text:s text:c="12"/>Values (1, <text:s/>3, <text:s/>‘20190524’, 1, ‘20190525’, ‘Gama’,350000);</text:p>
      <text:p text:style-name="P7"><text:s text:c="13"/>Values (1, <text:s/>3, <text:s/>‘20190524’, 1, ‘20190526’, ‘Gama’,350000);</text:p>
      <text:p text:style-name="P1"><text:s text:c="11"/><text:tab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02:18.996000000</meta:creation-date>
    <dc:date>2019-05-24T11:02:34.512000000</dc:date>
    <meta:editing-duration>PT15S</meta:editing-duration>
    <meta:editing-cycles>1</meta:editing-cycles>
    <meta:document-statistic meta:table-count="0" meta:image-count="0" meta:object-count="0" meta:page-count="3" meta:paragraph-count="48" meta:word-count="612" meta:character-count="5274" meta:non-whitespace-character-count="4279"/>
    <meta:generator>LibreOffice/6.2.3.2$Windows_X86_64 LibreOffice_project/aecc05fe267cc68dde00352a451aa867b3b546ac</meta:generator>
  </office:meta>
</office:document-meta>
</file>